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613c" officeooo:paragraph-rsid="000f613c"/>
    </style:style>
    <style:style style:name="P2" style:family="paragraph" style:parent-style-name="Standard">
      <style:text-properties officeooo:rsid="001047da" officeooo:paragraph-rsid="001047da"/>
    </style:style>
    <style:style style:name="P3" style:family="paragraph" style:parent-style-name="Standard" style:list-style-name="L1">
      <style:text-properties officeooo:rsid="000f613c" officeooo:paragraph-rsid="000f613c"/>
    </style:style>
    <style:style style:name="P4" style:family="paragraph" style:parent-style-name="Standard" style:list-style-name="L1">
      <style:text-properties officeooo:rsid="001047da" officeooo:paragraph-rsid="001047da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1<text:span text:style-name="T1">er </text:span>parcial</text:p>
      <text:p text:style-name="P1"/>
      <text:p text:style-name="P1">PDF publicar en la plataforma hasta maximo 8am 29 abril</text:p>
      <text:p text:style-name="P2">Aparte del documento todo donde nos basamos no IA</text:p>
      <text:p text:style-name="P2">Imprimir solo 2 Caratulas</text:p>
      <text:p text:style-name="P2">TODOS LOS MODELOS GENERADOS A TRAVEZ DE UNA HERRAMIENTA CASE</text:p>
      <text:p text:style-name="P1"/>
      <text:list text:style-name="L1">
        <text:list-item>
          <text:p text:style-name="P3">Fundamentacion teorica</text:p>
          <text:list>
            <text:list-item>
              <text:p text:style-name="P3">Desarrollo de aplicaciones web:</text:p>
              <text:p text:style-name="P3">(caracteristicas particulares que se toman en cuenta al desarrollar. Eg vulnerabilidad, tiempo de respuesta, facil de utilizar), distintas formas de despliegue desde la vista de arquitectura(monolitica, basada en capas)</text:p>
            </text:list-item>
            <text:list-item>
              <text:p text:style-name="P3">Desarrollo de aplicaciones movil:</text:p>
            </text:list-item>
            <text:list-item>
              <text:p text:style-name="P3">Servicios de mecanica y atencion de emergencia</text:p>
            </text:list-item>
            <text:list-item>
              <text:p text:style-name="P3">Backend python mas fastAPI</text:p>
            </text:list-item>
            <text:list-item>
              <text:p text:style-name="P3">Front + Angular</text:p>
            </text:list-item>
            <text:list-item>
              <text:p text:style-name="P3">Flutter</text:p>
            </text:list-item>
            <text:list-item>
              <text:p text:style-name="P3">IA</text:p>
              <text:list>
                <text:list-item>
                  <text:p text:style-name="P3">Reconocimiento de imagen</text:p>
                </text:list-item>
                <text:list-item>
                  <text:p text:style-name="P3">Reconocimiento de audio, texto</text:p>
                </text:list-item>
                <text:list-item>
                  <text:p text:style-name="P3">Servicios publicos(google, chatgpt), librerias locales(LLM), componentes generales → convertir de audio a texto</text:p>
                </text:list-item>
                <text:list-item>
                  <text:p text:style-name="P3">Machine learning(proyeccion)</text:p>
                </text:list-item>
                <text:list-item>
                  <text:p text:style-name="P3">Modelos supervisados y no supervisados</text:p>
                </text:list-item>
              </text:list>
            </text:list-item>
            <text:list-item>
              <text:p text:style-name="P3">PUDS</text:p>
              <text:list>
                <text:list-item>
                  <text:p text:style-name="P3">UML 2.5 o superior</text:p>
                </text:list-item>
                <text:list-item>
                  <text:p text:style-name="P3">Despliegue de aplicaciones, caracteristicas, estimaciones de precios</text:p>
                </text:list-item>
              </text:list>
            </text:list-item>
          </text:list>
        </text:list-item>
        <text:list-item>
          <text:p text:style-name="P4">Proceso del desarrollo del SW</text:p>
          <text:p text:style-name="P4">Debe ser basado en el PUDS aplicacion en su completo detalle, los modelos basados en UML 2.5(CUMPLIR AL 100% el PUDS)</text:p>
        </text:list-item>
        <text:list-item>
          <text:p text:style-name="P4">Mecanismo conveniente para que el usuario pueda utilizar la aplicacion(sistema)</text:p>
          <text:p text:style-name="P4">Disenar la arquitectura de la aplicacion</text:p>
        </text:list-item>
      </text:list>
      <text:p text:style-name="P2"/>
      <text:p text:style-name="P2">SGD empezar a desarrollar de acuerdo al alcance descri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06T16:45:24.755638532</meta:creation-date>
    <dc:date>2026-04-06T17:06:46.980869014</dc:date>
    <meta:editing-duration>PT8M39S</meta:editing-duration>
    <meta:editing-cycles>1</meta:editing-cycles>
    <meta:document-statistic meta:table-count="0" meta:image-count="0" meta:object-count="0" meta:page-count="1" meta:paragraph-count="27" meta:word-count="199" meta:character-count="1315" meta:non-whitespace-character-count="1161"/>
    <meta:generator>LibreOffice/26.2.2.2$Linux_X86_64 LibreOffice_project/620$Build-2</meta:generator>
  </office:meta>
</office:document-meta>
</file>